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table:number-columns-repeated="7"/>
          <table:table-cell office:value-type="string" calcext:value-type="string">
            <text:p>Possible Match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nkage Quality </text:p>
          </table:table-cell>
          <table:table-cell table:number-columns-repeated="2"/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P_precision</text:p>
          </table:table-cell>
          <table:table-cell office:value-type="string" calcext:value-type="string">
            <text:p>P-Recall</text:p>
          </table:table-cell>
          <table:table-cell office:value-type="string" calcext:value-type="string">
            <text:p>P-A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F RH 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4831" calcext:value-type="float">
            <text:p>4831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F3]/([.F3]+[.D3]))" office:value-type="float" office:value="1" calcext:value-type="float">
            <text:p>1</text:p>
          </table:table-cell>
          <table:table-cell table:formula="of:=([.F3]/([.F3]+[.E3]))" office:value-type="float" office:value="0.805569451392363" calcext:value-type="float">
            <text:p>0.805569451392363</text:p>
          </table:table-cell>
          <table:table-cell table:formula="of:=(([.J3]+[.K3])/2)" office:value-type="float" office:value="0.902784725696181" calcext:value-type="float">
            <text:p>0.902784725696181</text:p>
          </table:table-cell>
          <table:table-cell table:formula="of:=([.F3]/([.F3]+[.D3]+[.I3]))" office:value-type="float" office:value="1" calcext:value-type="float">
            <text:p>1</text:p>
          </table:table-cell>
          <table:table-cell table:formula="of:=([.F3]/([.F3]+[.E3]+[.H3]))" office:value-type="float" office:value="0.805569451392363" calcext:value-type="float">
            <text:p>0.805569451392363</text:p>
          </table:table-cell>
          <table:table-cell table:formula="of:=([.M3]+[.N3])/2" office:value-type="float" office:value="0.902784725696181" calcext:value-type="float">
            <text:p>0.902784725696181</text:p>
          </table:table-cell>
          <table:table-cell/>
          <table:table-cell office:value-type="string" calcext:value-type="string">
            <text:p>NO_MATCH</text:p>
          </table:table-cell>
          <table:table-cell table:formula="of:=COUNTIF([.A2:.A6006];[.Q3])" office:value-type="float" office:value="0" calcext:value-type="float">
            <text:p>0</text:p>
          </table:table-cell>
          <table:table-cell table:formula="of:=COUNTIF([.A6007:.A16006];[.Q3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913" calcext:value-type="float">
            <text:p>5913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F4]/([.F4]+[.D4]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F4]/([.F4]+[.E4]+[.H4]))" office:value-type="float" office:value="0.9855" calcext:value-type="float">
            <text:p>0.9855</text:p>
          </table:table-cell>
          <table:table-cell table:formula="of:=([.M4]+[.N4])/2" office:value-type="float" office:value="0.99275" calcext:value-type="float">
            <text:p>0.99275</text:p>
          </table:table-cell>
          <table:table-cell/>
          <table:table-cell office:value-type="string" calcext:value-type="string">
            <text:p>PERFECT_MATCH</text:p>
          </table:table-cell>
          <table:table-cell table:formula="of:=COUNTIF([.A3:.A6007];[.Q4])" office:value-type="float" office:value="0" calcext:value-type="float">
            <text:p>0</text:p>
          </table:table-cell>
          <table:table-cell table:formula="of:=COUNTIF([.A6008:.A16007];[.Q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acc</text:p>
          </table:table-cell>
          <table:table-cell office:value-type="string" calcext:value-type="string">
            <text:p>BF RH 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912" calcext:value-type="float">
            <text:p>591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F5]/([.F5]+[.D5]))" office:value-type="float" office:value="1" calcext:value-type="float">
            <text:p>1</text:p>
          </table:table-cell>
          <table:table-cell table:formula="of:=([.F5]/([.F5]+[.E5]))" office:value-type="float" office:value="0.985333333333333" calcext:value-type="float">
            <text:p>0.985333333333333</text:p>
          </table:table-cell>
          <table:table-cell table:formula="of:=(([.J5]+[.K5])/2)" office:value-type="float" office:value="0.992666666666667" calcext:value-type="float">
            <text:p>0.992666666666667</text:p>
          </table:table-cell>
          <table:table-cell table:formula="of:=([.F5]/([.F5]+[.D5]+[.I5]))" office:value-type="float" office:value="1" calcext:value-type="float">
            <text:p>1</text:p>
          </table:table-cell>
          <table:table-cell table:formula="of:=([.F5]/([.F5]+[.E5]+[.H5]))" office:value-type="float" office:value="0.985333333333333" calcext:value-type="float">
            <text:p>0.985333333333333</text:p>
          </table:table-cell>
          <table:table-cell table:formula="of:=([.M5]+[.N5])/2" office:value-type="float" office:value="0.992666666666667" calcext:value-type="float">
            <text:p>0.992666666666667</text:p>
          </table:table-cell>
          <table:table-cell/>
          <table:table-cell office:value-type="string" calcext:value-type="string">
            <text:p>POSSIBLE_MATCH</text:p>
          </table:table-cell>
          <table:table-cell table:formula="of:=COUNTIF([.A2:.A6000];[.Q5])" office:value-type="float" office:value="0" calcext:value-type="float">
            <text:p>0</text:p>
          </table:table-cell>
          <table:table-cell table:formula="of:=COUNTIF([.A6009:.A16008];[.Q5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DICE</text:p>
          </table:table-cell>
          <table:table-cell office:value-type="string" calcext:value-type="string">
            <text:p>DH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10" calcext:value-type="float">
            <text:p>5910</text:p>
          </table:table-cell>
          <table:table-cell office:value-type="float" office:value="7983" calcext:value-type="float">
            <text:p>7983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table:formula="of:=([.F8]/([.F8]+[.D8]))" office:value-type="float" office:value="1" calcext:value-type="float">
            <text:p>1</text:p>
          </table:table-cell>
          <table:table-cell table:formula="of:=([.F8]/([.F8]+[.E8]))" office:value-type="float" office:value="1" calcext:value-type="float">
            <text:p>1</text:p>
          </table:table-cell>
          <table:table-cell table:formula="of:=(([.J8]+[.K8])/2)" office:value-type="float" office:value="1" calcext:value-type="float">
            <text:p>1</text:p>
          </table:table-cell>
          <table:table-cell table:formula="of:=([.F8]/([.F8]+[.D8]+[.I8]))" office:value-type="float" office:value="0.997300033749578" calcext:value-type="float">
            <text:p>0.997300033749578</text:p>
          </table:table-cell>
          <table:table-cell table:formula="of:=([.F8]/([.F8]+[.E8]+[.H8]))" office:value-type="float" office:value="0.985328442814271" calcext:value-type="float">
            <text:p>0.985328442814271</text:p>
          </table:table-cell>
          <table:table-cell table:formula="of:=([.M8]+[.N8])/2" office:value-type="float" office:value="0.991314238281925" calcext:value-type="float">
            <text:p>0.991314238281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Jacc</text:p>
          </table:table-cell>
          <table:table-cell office:value-type="string" calcext:value-type="string">
            <text:p>DH 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910" calcext:value-type="float">
            <text:p>5910</text:p>
          </table:table-cell>
          <table:table-cell office:value-type="float" office:value="7999" calcext:value-type="float">
            <text:p>799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([.F9]/([.F9]+[.D9]))" office:value-type="float" office:value="1" calcext:value-type="float">
            <text:p>1</text:p>
          </table:table-cell>
          <table:table-cell table:formula="of:=([.F9]/([.F9]+[.E9]))" office:value-type="float" office:value="0.991444388525415" calcext:value-type="float">
            <text:p>0.991444388525415</text:p>
          </table:table-cell>
          <table:table-cell table:formula="of:=(([.J9]+[.K9])/2)" office:value-type="float" office:value="0.995722194262708" calcext:value-type="float">
            <text:p>0.995722194262708</text:p>
          </table:table-cell>
          <table:table-cell table:formula="of:=([.F9]/([.F9]+[.D9]+[.I9]))" office:value-type="float" office:value="1" calcext:value-type="float">
            <text:p>1</text:p>
          </table:table-cell>
          <table:table-cell table:formula="of:=([.F9]/([.F9]+[.E9]+[.H9]))" office:value-type="float" office:value="0.985328442814271" calcext:value-type="float">
            <text:p>0.985328442814271</text:p>
          </table:table-cell>
          <table:table-cell table:formula="of:=([.M9]+[.N9])/2" office:value-type="float" office:value="0.992664221407136" calcext:value-type="float">
            <text:p>0.992664221407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ce</text:p>
          </table:table-cell>
          <table:table-cell office:value-type="string" calcext:value-type="string">
            <text:p>DH B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11" calcext:value-type="float">
            <text:p>5911</text:p>
          </table:table-cell>
          <table:table-cell office:value-type="float" office:value="7815" calcext:value-type="float">
            <text:p>7815</text:p>
          </table:table-cell>
          <table:table-cell office:value-type="float" office:value="88" calcext:value-type="float">
            <text:p>88</text:p>
          </table:table-cell>
          <table:table-cell office:value-type="float" office:value="185" calcext:value-type="float">
            <text:p>185</text:p>
          </table:table-cell>
          <table:table-cell table:formula="of:=([.F10]/([.F10]+[.D10]))" office:value-type="float" office:value="1" calcext:value-type="float">
            <text:p>1</text:p>
          </table:table-cell>
          <table:table-cell table:formula="of:=([.F10]/([.F10]+[.E10]))" office:value-type="float" office:value="1" calcext:value-type="float">
            <text:p>1</text:p>
          </table:table-cell>
          <table:table-cell table:formula="of:=(([.J10]+[.K10])/2)" office:value-type="float" office:value="1" calcext:value-type="float">
            <text:p>1</text:p>
          </table:table-cell>
          <table:table-cell table:formula="of:=([.F10]/([.F10]+[.D10]+[.I10]))" office:value-type="float" office:value="0.969652230971129" calcext:value-type="float">
            <text:p>0.969652230971129</text:p>
          </table:table-cell>
          <table:table-cell table:formula="of:=([.F10]/([.F10]+[.E10]+[.H10]))" office:value-type="float" office:value="0.985330888481414" calcext:value-type="float">
            <text:p>0.985330888481414</text:p>
          </table:table-cell>
          <table:table-cell table:formula="of:=([.M10]+[.N10])/2" office:value-type="float" office:value="0.977491559726271" calcext:value-type="float">
            <text:p>0.9774915597262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acc</text:p>
          </table:table-cell>
          <table:table-cell office:value-type="string" calcext:value-type="string">
            <text:p>DH BAL 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911" calcext:value-type="float">
            <text:p>5911</text:p>
          </table:table-cell>
          <table:table-cell office:value-type="float" office:value="7999" calcext:value-type="float">
            <text:p>799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([.F11]/([.F11]+[.D11]))" office:value-type="float" office:value="0.999830852503383" calcext:value-type="float">
            <text:p>0.999830852503383</text:p>
          </table:table-cell>
          <table:table-cell table:formula="of:=([.F11]/([.F11]+[.E11]))" office:value-type="float" office:value="0.994615514050143" calcext:value-type="float">
            <text:p>0.994615514050143</text:p>
          </table:table-cell>
          <table:table-cell table:formula="of:=(([.J11]+[.K11])/2)" office:value-type="float" office:value="0.997223183276763" calcext:value-type="float">
            <text:p>0.997223183276763</text:p>
          </table:table-cell>
          <table:table-cell table:formula="of:=([.F11]/([.F11]+[.D11]+[.I11]))" office:value-type="float" office:value="0.999830852503383" calcext:value-type="float">
            <text:p>0.999830852503383</text:p>
          </table:table-cell>
          <table:table-cell table:formula="of:=([.F11]/([.F11]+[.E11]+[.H11]))" office:value-type="float" office:value="0.985330888481414" calcext:value-type="float">
            <text:p>0.985330888481414</text:p>
          </table:table-cell>
          <table:table-cell table:formula="of:=([.M11]+[.N11])/2" office:value-type="float" office:value="0.992580870492398" calcext:value-type="float">
            <text:p>0.9925808704923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DH XOR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913" calcext:value-type="float">
            <text:p>5913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([.F12]/([.F12]+[.D12]))" office:value-type="float" office:value="1" calcext:value-type="float">
            <text:p>1</text:p>
          </table:table-cell>
          <table:table-cell table:formula="of:=([.F12]/([.F12]+[.E12]))" office:value-type="float" office:value="0.9855" calcext:value-type="float">
            <text:p>0.9855</text:p>
          </table:table-cell>
          <table:table-cell table:formula="of:=(([.J12]+[.K12])/2)" office:value-type="float" office:value="0.99275" calcext:value-type="float">
            <text:p>0.99275</text:p>
          </table:table-cell>
          <table:table-cell table:formula="of:=([.F12]/([.F12]+[.D12]+[.I12]))" office:value-type="float" office:value="1" calcext:value-type="float">
            <text:p>1</text:p>
          </table:table-cell>
          <table:table-cell table:formula="of:=([.F12]/([.F12]+[.E12]+[.H12]))" office:value-type="float" office:value="0.9855" calcext:value-type="float">
            <text:p>0.9855</text:p>
          </table:table-cell>
          <table:table-cell table:formula="of:=([.M12]+[.N12])/2" office:value-type="float" office:value="0.99275" calcext:value-type="float">
            <text:p>0.992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acc</text:p>
          </table:table-cell>
          <table:table-cell office:value-type="string" calcext:value-type="string">
            <text:p>DH XOR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914" calcext:value-type="float">
            <text:p>5914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F13]/([.F13]+[.D13]))" office:value-type="float" office:value="1" calcext:value-type="float">
            <text:p>1</text:p>
          </table:table-cell>
          <table:table-cell table:formula="of:=([.F13]/([.F13]+[.E13]))" office:value-type="float" office:value="0.985995331777259" calcext:value-type="float">
            <text:p>0.985995331777259</text:p>
          </table:table-cell>
          <table:table-cell table:formula="of:=(([.J13]+[.K13])/2)" office:value-type="float" office:value="0.99299766588863" calcext:value-type="float">
            <text:p>0.99299766588863</text:p>
          </table:table-cell>
          <table:table-cell table:formula="of:=([.F13]/([.F13]+[.D13]+[.I13]))" office:value-type="float" office:value="1" calcext:value-type="float">
            <text:p>1</text:p>
          </table:table-cell>
          <table:table-cell table:formula="of:=([.F13]/([.F13]+[.E13]+[.H13]))" office:value-type="float" office:value="0.985502416263956" calcext:value-type="float">
            <text:p>0.985502416263956</text:p>
          </table:table-cell>
          <table:table-cell table:formula="of:=([.M13]+[.N13])/2" office:value-type="float" office:value="0.992751208131978" calcext:value-type="float">
            <text:p>0.992751208131978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Dice </text:p>
          </table:table-cell>
          <table:table-cell office:value-type="string" calcext:value-type="string">
            <text:p>DH fold, salt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901" calcext:value-type="float">
            <text:p>5901</text:p>
          </table:table-cell>
          <table:table-cell office:value-type="float" office:value="8000" calcext:value-type="float">
            <text:p>80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F15]/([.F15]+[.E15]))" office:value-type="float" office:value="0.992765814266487" calcext:value-type="float">
            <text:p>0.992765814266487</text:p>
          </table:table-cell>
          <table:table-cell table:formula="of:=(([.J15]+[.K15])/2)" office:value-type="float" office:value="0.496382907133244" calcext:value-type="float">
            <text:p>0.496382907133244</text:p>
          </table:table-cell>
          <table:table-cell table:formula="of:=([.F15]/([.F15]+[.D15]+[.I15]))" office:value-type="float" office:value="1" calcext:value-type="float">
            <text:p>1</text:p>
          </table:table-cell>
          <table:table-cell table:formula="of:=([.F15]/([.F15]+[.E15]+[.H15]))" office:value-type="float" office:value="0.985306395057606" calcext:value-type="float">
            <text:p>0.985306395057606</text:p>
          </table:table-cell>
          <table:table-cell table:formula="of:=([.M15]+[.N15])/2" office:value-type="float" office:value="0.992653197528803" calcext:value-type="float">
            <text:p>0.9926531975288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acc</text:p>
          </table:table-cell>
          <table:table-cell office:value-type="string" calcext:value-type="string">
            <text:p>DH Fold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901" calcext:value-type="float">
            <text:p>5901</text:p>
          </table:table-cell>
          <table:table-cell office:value-type="float" office:value="8000" calcext:value-type="float">
            <text:p>80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F16]/([.F16]+[.E16]))" office:value-type="float" office:value="0.992765814266487" calcext:value-type="float">
            <text:p>0.992765814266487</text:p>
          </table:table-cell>
          <table:table-cell table:formula="of:=(([.J16]+[.K16])/2)" office:value-type="float" office:value="0.496382907133244" calcext:value-type="float">
            <text:p>0.496382907133244</text:p>
          </table:table-cell>
          <table:table-cell table:formula="of:=([.F16]/([.F16]+[.D16]+[.I16]))" office:value-type="float" office:value="1" calcext:value-type="float">
            <text:p>1</text:p>
          </table:table-cell>
          <table:table-cell table:formula="of:=([.F16]/([.F16]+[.E16]+[.H16]))" office:value-type="float" office:value="0.985306395057606" calcext:value-type="float">
            <text:p>0.985306395057606</text:p>
          </table:table-cell>
          <table:table-cell table:formula="of:=([.M16]+[.N16])/2" office:value-type="float" office:value="0.992653197528803" calcext:value-type="float">
            <text:p>0.992653197528803</text:p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([.F17]/([.F17]+[.E17]))" office:value-type="string" office:string-value="" calcext:value-type="error">
            <text:p>#DIV/0!</text:p>
          </table:table-cell>
          <table:table-cell table:formula="of:=(([.J17]+[.K17])/2)" office:value-type="string" office:string-value="" calcext:value-type="error">
            <text:p>#DIV/0!</text:p>
          </table:table-cell>
          <table:table-cell table:formula="of:=([.F17]/([.F17]+[.D17]+[.I17]))" office:value-type="string" office:string-value="" calcext:value-type="error">
            <text:p>#DIV/0!</text:p>
          </table:table-cell>
          <table:table-cell table:formula="of:=([.F17]/([.F17]+[.E17]+[.H17]))" office:value-type="string" office:string-value="" calcext:value-type="error">
            <text:p>#DIV/0!</text:p>
          </table:table-cell>
          <table:table-cell table:formula="of:=([.M17]+[.N17])/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ce</text:p>
          </table:table-cell>
          <table:table-cell office:value-type="string" calcext:value-type="string">
            <text:p>DH Bal Salt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867" calcext:value-type="float">
            <text:p>5867</text:p>
          </table:table-cell>
          <table:table-cell office:value-type="float" office:value="8000" calcext:value-type="float">
            <text:p>80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F18]/([.F18]+[.D18]+[.I18]))" office:value-type="float" office:value="1" calcext:value-type="float">
            <text:p>1</text:p>
          </table:table-cell>
          <table:table-cell table:formula="of:=([.F18]/([.F18]+[.E18]+[.H18]))" office:value-type="float" office:value="0.975719274904374" calcext:value-type="float">
            <text:p>0.975719274904374</text:p>
          </table:table-cell>
          <table:table-cell table:formula="of:=([.M18]+[.N18])/2" office:value-type="float" office:value="0.987859637452187" calcext:value-type="float">
            <text:p>0.9878596374521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acc</text:p>
          </table:table-cell>
          <table:table-cell office:value-type="string" calcext:value-type="string">
            <text:p>DH Bal Salt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888" calcext:value-type="float">
            <text:p>5888</text:p>
          </table:table-cell>
          <table:table-cell office:value-type="float" office:value="8000" calcext:value-type="float">
            <text:p>800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F19]/([.F19]+[.D19]+[.I19]))" office:value-type="float" office:value="1" calcext:value-type="float">
            <text:p>1</text:p>
          </table:table-cell>
          <table:table-cell table:formula="of:=([.F19]/([.F19]+[.E19]+[.H19]))" office:value-type="float" office:value="0.981333333333333" calcext:value-type="float">
            <text:p>0.981333333333333</text:p>
          </table:table-cell>
          <table:table-cell table:formula="of:=([.M19]+[.N19])/2" office:value-type="float" office:value="0.990666666666666" calcext:value-type="float">
            <text:p>0.990666666666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ce</text:p>
          </table:table-cell>
          <table:table-cell office:value-type="string" calcext:value-type="string">
            <text:p>DH Fold, Bal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912" calcext:value-type="float">
            <text:p>591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F20]/([.F20]+[.D20]))" office:value-type="float" office:value="1" calcext:value-type="float">
            <text:p>1</text:p>
          </table:table-cell>
          <table:table-cell table:formula="of:=([.F20]/([.F20]+[.E20]))" office:value-type="float" office:value="0.985333333333333" calcext:value-type="float">
            <text:p>0.985333333333333</text:p>
          </table:table-cell>
          <table:table-cell table:formula="of:=(([.J20]+[.K20])/2)" office:value-type="float" office:value="0.992666666666667" calcext:value-type="float">
            <text:p>0.992666666666667</text:p>
          </table:table-cell>
          <table:table-cell table:formula="of:=([.F20]/([.F20]+[.D20]+[.I20]))" office:value-type="float" office:value="1" calcext:value-type="float">
            <text:p>1</text:p>
          </table:table-cell>
          <table:table-cell table:formula="of:=([.F20]/([.F20]+[.E20]+[.H20]))" office:value-type="float" office:value="0.985333333333333" calcext:value-type="float">
            <text:p>0.985333333333333</text:p>
          </table:table-cell>
          <table:table-cell table:formula="of:=([.M20]+[.N20])/2" office:value-type="float" office:value="0.992666666666667" calcext:value-type="float">
            <text:p>0.9926666666666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acc </text:p>
          </table:table-cell>
          <table:table-cell office:value-type="string" calcext:value-type="string">
            <text:p>Both 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912" calcext:value-type="float">
            <text:p>591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F21]/([.F21]+[.D21]))" office:value-type="float" office:value="1" calcext:value-type="float">
            <text:p>1</text:p>
          </table:table-cell>
          <table:table-cell table:formula="of:=([.F21]/([.F21]+[.E21]))" office:value-type="float" office:value="0.985333333333333" calcext:value-type="float">
            <text:p>0.985333333333333</text:p>
          </table:table-cell>
          <table:table-cell table:formula="of:=(([.J21]+[.K21])/2)" office:value-type="float" office:value="0.992666666666667" calcext:value-type="float">
            <text:p>0.992666666666667</text:p>
          </table:table-cell>
          <table:table-cell table:formula="of:=([.F21]/([.F21]+[.D21]+[.I21]))" office:value-type="float" office:value="1" calcext:value-type="float">
            <text:p>1</text:p>
          </table:table-cell>
          <table:table-cell table:formula="of:=([.F21]/([.F21]+[.E21]+[.H21]))" office:value-type="float" office:value="0.985333333333333" calcext:value-type="float">
            <text:p>0.985333333333333</text:p>
          </table:table-cell>
          <table:table-cell table:formula="of:=([.M21]+[.N21])/2" office:value-type="float" office:value="0.992666666666667" calcext:value-type="float">
            <text:p>0.992666666666667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Dice</text:p>
          </table:table-cell>
          <table:table-cell office:value-type="string" calcext:value-type="string">
            <text:p>DH Both Sal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898" calcext:value-type="float">
            <text:p>5898</text:p>
          </table:table-cell>
          <table:table-cell office:value-type="float" office:value="8000" calcext:value-type="float">
            <text:p>80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([.F23]/([.F23]+[.D23]))" office:value-type="float" office:value="1" calcext:value-type="float">
            <text:p>1</text:p>
          </table:table-cell>
          <table:table-cell table:formula="of:=([.F23]/([.F23]+[.E23]))" office:value-type="float" office:value="0.996283783783784" calcext:value-type="float">
            <text:p>0.996283783783784</text:p>
          </table:table-cell>
          <table:table-cell table:formula="of:=(([.J23]+[.K23])/2)" office:value-type="float" office:value="0.998141891891892" calcext:value-type="float">
            <text:p>0.998141891891892</text:p>
          </table:table-cell>
          <table:table-cell table:formula="of:=([.F23]/([.F23]+[.D23]+[.I23]))" office:value-type="float" office:value="1" calcext:value-type="float">
            <text:p>1</text:p>
          </table:table-cell>
          <table:table-cell table:formula="of:=([.F23]/([.F23]+[.E23]+[.H23]))" office:value-type="float" office:value="0.981691078561917" calcext:value-type="float">
            <text:p>0.981691078561917</text:p>
          </table:table-cell>
          <table:table-cell table:formula="of:=([.M23]+[.N23])/2" office:value-type="float" office:value="0.990845539280959" calcext:value-type="float">
            <text:p>0.990845539280959</text:p>
          </table:table-cell>
          <table:table-cell table:number-columns-repeated="4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Dice</text:p>
          </table:table-cell>
          <table:table-cell office:value-type="string" calcext:value-type="string">
            <text:p>RH Fold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911" calcext:value-type="float">
            <text:p>5911</text:p>
          </table:table-cell>
          <table:table-cell office:value-type="float" office:value="8000" calcext:value-type="float">
            <text:p>80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F27]/([.F27]+[.E27]))" office:value-type="float" office:value="0.986152819486153" calcext:value-type="float">
            <text:p>0.986152819486153</text:p>
          </table:table-cell>
          <table:table-cell table:formula="of:=(([.J27]+[.K27])/2)" office:value-type="float" office:value="0.493076409743076" calcext:value-type="float">
            <text:p>0.493076409743076</text:p>
          </table:table-cell>
          <table:table-cell table:formula="of:=([.F27]/([.F27]+[.D27]+[.I27]))" office:value-type="float" office:value="1" calcext:value-type="float">
            <text:p>1</text:p>
          </table:table-cell>
          <table:table-cell table:formula="of:=([.F27]/([.F27]+[.E27]+[.H27]))" office:value-type="float" office:value="0.985166666666667" calcext:value-type="float">
            <text:p>0.985166666666667</text:p>
          </table:table-cell>
          <table:table-cell table:formula="of:=([.M27]+[.N27])/2" office:value-type="float" office:value="0.992583333333333" calcext:value-type="float">
            <text:p>0.992583333333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acc</text:p>
          </table:table-cell>
          <table:table-cell office:value-type="string" calcext:value-type="string">
            <text:p>RH Fold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912" calcext:value-type="float">
            <text:p>5912</text:p>
          </table:table-cell>
          <table:table-cell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F28]/([.F28]+[.E28]))" office:value-type="float" office:value="0.986155129274395" calcext:value-type="float">
            <text:p>0.986155129274395</text:p>
          </table:table-cell>
          <table:table-cell table:formula="of:=(([.J28]+[.K28])/2)" office:value-type="float" office:value="0.493077564637198" calcext:value-type="float">
            <text:p>0.493077564637198</text:p>
          </table:table-cell>
          <table:table-cell table:formula="of:=([.F28]/([.F28]+[.D28]+[.I28]))" office:value-type="float" office:value="1" calcext:value-type="float">
            <text:p>1</text:p>
          </table:table-cell>
          <table:table-cell table:formula="of:=([.F28]/([.F28]+[.E28]+[.H28]))" office:value-type="float" office:value="0.985333333333333" calcext:value-type="float">
            <text:p>0.985333333333333</text:p>
          </table:table-cell>
          <table:table-cell table:formula="of:=([.M28]+[.N28])/2" office:value-type="float" office:value="0.992666666666667" calcext:value-type="float">
            <text:p>0.992666666666667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Dice</text:p>
          </table:table-cell>
          <table:table-cell office:value-type="string" calcext:value-type="string">
            <text:p>RH balance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911" calcext:value-type="float">
            <text:p>5911</text:p>
          </table:table-cell>
          <table:table-cell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F30]/([.F30]+[.E30]))" office:value-type="float" office:value="0.986152819486153" calcext:value-type="float">
            <text:p>0.986152819486153</text:p>
          </table:table-cell>
          <table:table-cell table:formula="of:=(([.J30]+[.K30])/2)" office:value-type="float" office:value="0.493076409743076" calcext:value-type="float">
            <text:p>0.493076409743076</text:p>
          </table:table-cell>
          <table:table-cell table:formula="of:=([.F30]/([.F30]+[.D30]+[.I30]))" office:value-type="float" office:value="1" calcext:value-type="float">
            <text:p>1</text:p>
          </table:table-cell>
          <table:table-cell table:formula="of:=([.F30]/([.F30]+[.E30]+[.H30]))" office:value-type="float" office:value="0.985330888481414" calcext:value-type="float">
            <text:p>0.985330888481414</text:p>
          </table:table-cell>
          <table:table-cell table:formula="of:=([.M30]+[.N30])/2" office:value-type="float" office:value="0.992665444240707" calcext:value-type="float">
            <text:p>0.9926654442407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acc</text:p>
          </table:table-cell>
          <table:table-cell office:value-type="string" calcext:value-type="string">
            <text:p>RH balance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911" calcext:value-type="float">
            <text:p>5911</text:p>
          </table:table-cell>
          <table:table-cell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F31]/([.F31]+[.E31]))" office:value-type="float" office:value="0.986152819486153" calcext:value-type="float">
            <text:p>0.986152819486153</text:p>
          </table:table-cell>
          <table:table-cell table:formula="of:=(([.J31]+[.K31])/2)" office:value-type="float" office:value="0.493076409743076" calcext:value-type="float">
            <text:p>0.493076409743076</text:p>
          </table:table-cell>
          <table:table-cell table:formula="of:=([.F31]/([.F31]+[.D31]+[.I31]))" office:value-type="float" office:value="1" calcext:value-type="float">
            <text:p>1</text:p>
          </table:table-cell>
          <table:table-cell table:formula="of:=([.F31]/([.F31]+[.E31]+[.H31]))" office:value-type="float" office:value="0.985330888481414" calcext:value-type="float">
            <text:p>0.985330888481414</text:p>
          </table:table-cell>
          <table:table-cell table:formula="of:=([.M31]+[.N31])/2" office:value-type="float" office:value="0.992665444240707" calcext:value-type="float">
            <text:p>0.992665444240707</text:p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([.F32]/([.F32]+[.E32]))" office:value-type="string" office:string-value="" calcext:value-type="error">
            <text:p>#DIV/0!</text:p>
          </table:table-cell>
          <table:table-cell table:formula="of:=(([.J32]+[.K32])/2)" office:value-type="string" office:string-value="" calcext:value-type="error">
            <text:p>#DIV/0!</text:p>
          </table:table-cell>
          <table:table-cell table:formula="of:=([.F32]/([.F32]+[.D32]+[.I32]))" office:value-type="string" office:string-value="" calcext:value-type="error">
            <text:p>#DIV/0!</text:p>
          </table:table-cell>
          <table:table-cell table:formula="of:=([.F32]/([.F32]+[.E32]+[.H32]))" office:value-type="string" office:string-value="" calcext:value-type="error">
            <text:p>#DIV/0!</text:p>
          </table:table-cell>
          <table:table-cell table:formula="of:=([.M32]+[.N32])/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ACC</text:p>
          </table:table-cell>
          <table:table-cell office:value-type="string" calcext:value-type="string">
            <text:p>RH XOR BAL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916" calcext:value-type="float">
            <text:p>5916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F33]/([.F33]+[.D33]))" office:value-type="float" office:value="1" calcext:value-type="float">
            <text:p>1</text:p>
          </table:table-cell>
          <table:table-cell table:formula="of:=([.F33]/([.F33]+[.E33]))" office:value-type="float" office:value="0.986" calcext:value-type="float">
            <text:p>0.986</text:p>
          </table:table-cell>
          <table:table-cell table:formula="of:=(([.J33]+[.K33])/2)" office:value-type="float" office:value="0.993" calcext:value-type="float">
            <text:p>0.993</text:p>
          </table:table-cell>
          <table:table-cell table:formula="of:=([.F33]/([.F33]+[.D33]+[.I33]))" office:value-type="float" office:value="1" calcext:value-type="float">
            <text:p>1</text:p>
          </table:table-cell>
          <table:table-cell table:formula="of:=([.F33]/([.F33]+[.E33]+[.H33]))" office:value-type="float" office:value="0.986" calcext:value-type="float">
            <text:p>0.986</text:p>
          </table:table-cell>
          <table:table-cell table:formula="of:=([.M33]+[.N33])/2" office:value-type="float" office:value="0.993" calcext:value-type="float">
            <text:p>0.9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RH XOR BA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913" calcext:value-type="float">
            <text:p>5913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([.F34]/([.F34]+[.D34]))" office:value-type="float" office:value="1" calcext:value-type="float">
            <text:p>1</text:p>
          </table:table-cell>
          <table:table-cell table:formula="of:=([.F34]/([.F34]+[.E34]))" office:value-type="float" office:value="0.993614518568308" calcext:value-type="float">
            <text:p>0.993614518568308</text:p>
          </table:table-cell>
          <table:table-cell table:formula="of:=(([.J34]+[.K34])/2)" office:value-type="float" office:value="0.996807259284154" calcext:value-type="float">
            <text:p>0.996807259284154</text:p>
          </table:table-cell>
          <table:table-cell table:formula="of:=([.F34]/([.F34]+[.D34]+[.I34]))" office:value-type="float" office:value="1" calcext:value-type="float">
            <text:p>1</text:p>
          </table:table-cell>
          <table:table-cell table:formula="of:=([.F34]/([.F34]+[.E34]+[.H34]))" office:value-type="float" office:value="0.985335777370438" calcext:value-type="float">
            <text:p>0.985335777370438</text:p>
          </table:table-cell>
          <table:table-cell table:formula="of:=([.M34]+[.N34])/2" office:value-type="float" office:value="0.992667888685219" calcext:value-type="float">
            <text:p>0.9926678886852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8:24:51.904493453</meta:creation-date>
    <dc:date>2023-10-15T20:23:07.841562232</dc:date>
    <meta:editing-duration>PT15H6M44S</meta:editing-duration>
    <meta:editing-cycles>10</meta:editing-cycles>
    <meta:generator>LibreOffice/7.3.7.2$Linux_X86_64 LibreOffice_project/30$Build-2</meta:generator>
    <meta:document-statistic meta:table-count="1" meta:cell-count="319" meta:object-count="0"/>
  </office:meta>
</office:document-meta>
</file>